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ou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ou se možnosti nastavení</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 + klepnout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 + ⌘ + <text:span text:style-name="LOKeystroke">F5</text:span></text:p>
          </table:table-cell>
          <table:table-cell table:style-name="Table1.A2" office:value-type="string">
            <text:p text:style-name="P37">Otevře s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 + <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 + 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 + 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 + Ctrl + 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á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epnutí<text:alphabetical-index-mark-end text:id="IMark106102878995304"/></text:p>
      <text:p text:style-name="P63">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N], Objekty OLE Microsoft se při načítání dokumentu formátu Microsoft převedou na odpovídající objekty OLE LibreOffice („N“ značí „načíst“).</text:p>
      <text:p text:style-name="P11">Pokud zaškrtneme možnost [U], objekty OLE LibreOffice se při ukládání dokumentu formátu Microsoft převedou na odpovídající objekty OLE Microsoft („U“ značí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ou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ou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a</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m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